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9.021cm" fo:min-width="22.36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6.955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7.3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21cm" fo:min-width="5.96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184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10.5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422cm"/>
    </style:style>
    <style:style style:name="gr10" style:family="graphic" style:parent-style-name="standard">
      <style:graphic-properties draw:textarea-horizontal-align="justify" draw:textarea-vertical-align="middle" draw:auto-grow-height="false" fo:min-height="0.894cm" fo:min-width="1.85cm"/>
    </style:style>
    <style:style style:name="gr11" style:family="graphic" style:parent-style-name="standard">
      <style:graphic-properties draw:textarea-horizontal-align="justify" draw:textarea-vertical-align="middle" draw:auto-grow-height="false" fo:min-height="2.798cm" fo:min-width="5.723cm"/>
    </style:style>
    <style:style style:name="gr12" style:family="graphic" style:parent-style-name="standard">
      <style:graphic-properties draw:textarea-horizontal-align="justify" draw:textarea-vertical-align="middle" draw:auto-grow-height="false" fo:min-height="0.919cm" fo:min-width="3.363cm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9.66cm"/>
    </style:style>
    <style:style style:name="gr14" style:family="graphic" style:parent-style-name="standard">
      <style:graphic-properties draw:textarea-horizontal-align="justify" draw:textarea-vertical-align="middle" draw:auto-grow-height="false" fo:min-height="2.576cm" fo:min-width="9.025cm"/>
    </style:style>
    <style:style style:name="gr15" style:family="graphic" style:parent-style-name="standard">
      <style:graphic-properties draw:textarea-horizontal-align="justify" draw:textarea-vertical-align="middle" draw:auto-grow-height="false" fo:min-height="0.894cm" fo:min-width="1.406cm"/>
    </style:style>
    <style:style style:name="gr16" style:family="graphic" style:parent-style-name="standard">
      <style:graphic-properties draw:textarea-horizontal-align="justify" draw:textarea-vertical-align="middle" draw:auto-grow-height="false" fo:min-height="2.163cm" fo:min-width="8.644cm"/>
    </style:style>
    <style:style style:name="gr17" style:family="graphic" style:parent-style-name="standard">
      <style:graphic-properties draw:textarea-horizontal-align="justify" draw:textarea-vertical-align="middle" draw:auto-grow-height="false" fo:min-height="0.919cm" fo:min-width="3.812cm"/>
    </style:style>
    <style:style style:name="gr18" style:family="graphic" style:parent-style-name="standard">
      <style:graphic-properties draw:textarea-horizontal-align="justify" draw:textarea-vertical-align="middle" draw:auto-grow-height="false" fo:min-height="1.909cm" fo:min-width="6.104cm"/>
    </style:style>
    <style:style style:name="gr19" style:family="graphic" style:parent-style-name="standard">
      <style:graphic-properties draw:textarea-horizontal-align="justify" draw:textarea-vertical-align="middle" draw:auto-grow-height="false" fo:min-height="0.919cm" fo:min-width="1.656cm"/>
    </style:style>
    <style:style style:name="gr20" style:family="graphic" style:parent-style-name="standard">
      <style:graphic-properties draw:textarea-horizontal-align="justify" draw:textarea-vertical-align="middle" draw:auto-grow-height="false" fo:min-height="2.02cm" fo:min-width="8.644cm"/>
    </style:style>
    <style:style style:name="gr21" style:family="graphic" style:parent-style-name="standard">
      <style:graphic-properties draw:textarea-horizontal-align="justify" draw:textarea-vertical-align="middle" draw:auto-grow-height="false" fo:min-height="0.828cm" fo:min-width="1.745cm"/>
    </style:style>
    <style:style style:name="gr22" style:family="graphic" style:parent-style-name="standard">
      <style:graphic-properties draw:textarea-horizontal-align="justify" draw:textarea-vertical-align="middle" draw:auto-grow-height="false" fo:min-height="1.515cm" fo:min-width="3.97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8.517cm"/>
    </style:style>
    <style:style style:name="gr24" style:family="graphic" style:parent-style-name="standard">
      <style:graphic-properties draw:textarea-horizontal-align="justify" draw:textarea-vertical-align="middle" draw:auto-grow-height="false" fo:min-height="1.097cm" fo:min-width="3.183cm"/>
    </style:style>
    <style:style style:name="gr25" style:family="graphic" style:parent-style-name="standard">
      <style:graphic-properties draw:textarea-horizontal-align="justify" draw:textarea-vertical-align="middle" draw:auto-grow-height="false" fo:min-height="1.909cm" fo:min-width="10.041cm"/>
    </style:style>
    <style:style style:name="gr26" style:family="graphic" style:parent-style-name="standard">
      <style:graphic-properties draw:textarea-horizontal-align="justify" draw:textarea-vertical-align="middle" draw:auto-grow-height="false" fo:min-height="2.417cm" fo:min-width="14.867cm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5.146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0.711cm" fo:min-width="2.231cm"/>
    </style:style>
    <style:style style:name="gr29" style:family="graphic" style:parent-style-name="standard">
      <style:graphic-properties draw:textarea-horizontal-align="justify" draw:textarea-vertical-align="middle" draw:auto-grow-height="false" fo:min-height="2.544cm" fo:min-width="12.835cm"/>
    </style:style>
    <style:style style:name="gr30" style:family="graphic" style:parent-style-name="standard">
      <style:graphic-properties draw:textarea-horizontal-align="justify" draw:textarea-vertical-align="middle" draw:auto-grow-height="false" fo:min-height="1.401cm" fo:min-width="14.359cm"/>
    </style:style>
    <style:style style:name="gr31" style:family="graphic" style:parent-style-name="standard">
      <style:graphic-properties draw:textarea-horizontal-align="justify" draw:textarea-vertical-align="middle" draw:auto-grow-height="false" fo:min-height="0.828cm" fo:min-width="2.105cm"/>
    </style:style>
    <style:style style:name="gr32" style:family="graphic" style:parent-style-name="standard">
      <style:graphic-properties draw:textarea-horizontal-align="justify" draw:textarea-vertical-align="middle" draw:auto-grow-height="false" fo:min-height="1.008cm" fo:min-width="6.595cm"/>
    </style:style>
    <style:style style:name="gr33" style:family="graphic" style:parent-style-name="standard">
      <style:graphic-properties draw:textarea-horizontal-align="justify" draw:textarea-vertical-align="middle" draw:auto-grow-height="false" fo:min-height="2.544cm" fo:min-width="10.803cm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3.184cm"/>
    </style:style>
    <style:style style:name="gr35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36" style:family="graphic" style:parent-style-name="standard">
      <style:graphic-properties draw:textarea-horizontal-align="justify" draw:textarea-vertical-align="middle" draw:auto-grow-height="false" fo:min-height="2.671cm" fo:min-width="8.517cm"/>
    </style:style>
    <style:style style:name="gr37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9.271cm" svg:x="4.683cm" svg:y="-7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0.541cm" svg:height="2.286cm" svg:x="4.302cm" svg:y="-12.208cm">
          <text:p text:style-name="P1">EventConsumer::unsubscribe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874cm" svg:height="3.048cm" svg:x="5.672cm" svg:y="-6.493cm">
          <text:p text:style-name="P1">Find EventSubscribeStruct</text:p>
          <text:p text:style-name="P1">(ess.id==event_id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573cm" svg:y1="-9.922cm" svg:x2="9.609cm" svg:y2="-6.493cm" draw:start-shape="id1" draw:start-glue-point="8" draw:end-shape="id2" draw:end-glue-point="0" svg:d="M9573-9922l36 3429" svg:viewBox="0 0 37 3430">
          <text:p/>
        </draw:connector>
        <draw:custom-shape draw:style-name="gr5" draw:text-style-name="P1" draw:layer="layout" svg:width="6.985cm" svg:height="2.667cm" svg:x="17.764cm" svg:y="-10.938cm">
          <text:p text:style-name="P1">Nested for loops with if</text:p>
          <draw:enhanced-geometry svg:viewBox="0 0 21600 21600" draw:text-areas="800 800 20800 20800" draw:type="round-rectangular-callout" draw:modifiers="-13690.924706556 42009.8950524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xml:id="id3" draw:id="id3" draw:layer="layout" svg:width="7.366cm" svg:height="2.54cm" svg:x="5.926cm" svg:y="-1.659cm">
          <text:p text:style-name="P1">thread_id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9.609cm" svg:y1="-3.445cm" svg:x2="9.609cm" svg:y2="-1.659cm" draw:start-shape="id2" draw:start-glue-point="2" draw:end-shape="id3" draw:end-glue-point="4" svg:d="M9609-3445v1786" svg:viewBox="0 0 1 1787">
          <text:p/>
        </draw:connector>
        <draw:custom-shape draw:style-name="gr7" draw:text-style-name="P1" xml:id="id4" draw:id="id4" draw:layer="layout" svg:width="11.049cm" svg:height="2.286cm" svg:x="15.829cm" svg:y="-1.521cm">
          <text:p text:style-name="P1">Ess.id = -event_id</text:p>
          <text:p text:style-name="P1">DelayedEventUnsubThread.start(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292cm" svg:y1="-0.389cm" svg:x2="15.829cm" svg:y2="-0.378cm" draw:start-shape="id3" draw:start-glue-point="7" draw:end-shape="id4" draw:end-glue-point="3" svg:d="M13292-389l2537 11" svg:viewBox="0 0 2538 12">
          <text:p/>
        </draw:connector>
        <draw:frame draw:style-name="gr8" draw:layer="layout" svg:width="7.644cm" svg:height="0.962cm" svg:x="19.288cm" svg:y="-6.874cm">
          <draw:text-box>
            <text:p>Protected by ReaderLock</text:p>
          </draw:text-box>
        </draw:frame>
        <draw:custom-shape draw:style-name="gr3" draw:text-style-name="P1" xml:id="id6" draw:id="id6" draw:layer="layout" svg:width="7.874cm" svg:height="3.048cm" svg:x="5.826cm" svg:y="6.283cm">
          <text:p text:style-name="P1">Find EventSubscribeStruct</text:p>
          <text:p text:style-name="P1">(ess.id==event_id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1.353cm" svg:y1="0.765cm" svg:x2="9.745cm" svg:y2="4.048cm" draw:start-shape="id4" draw:start-glue-point="2" draw:end-shape="id5" draw:end-glue-point="0" svg:d="M21353 765c0 2463-11608 822-11608 3283" svg:viewBox="0 0 11609 3284">
          <text:p/>
        </draw:connector>
        <draw:custom-shape draw:style-name="gr9" draw:text-style-name="P1" xml:id="id7" draw:id="id7" draw:layer="layout" svg:width="10.922cm" svg:height="2.54cm" svg:x="4.326cm" svg:y="10.32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0.328cm" svg:height="1.673cm" svg:x="4.707cm" svg:y="10.833cm">
          <draw:text-box>
            <text:p>delete esspos-&gt;ev_queue;</text:p>
            <text:p>evt_cb.callback_list.erase(esspos);</text:p>
          </draw:text-box>
        </draw:frame>
        <draw:connector draw:style-name="gr4" draw:text-style-name="P1" draw:layer="layout" draw:type="line" svg:x1="9.763cm" svg:y1="9.331cm" svg:x2="9.787cm" svg:y2="10.325cm" draw:start-shape="id6" draw:start-glue-point="2" draw:end-shape="id7" draw:end-glue-point="0" svg:d="M9763 9331l24 994" svg:viewBox="0 0 25 995">
          <text:p/>
        </draw:connector>
        <draw:connector draw:style-name="gr4" draw:text-style-name="P1" draw:layer="layout" draw:type="curve" svg:x1="5.926cm" svg:y1="-0.389cm" svg:x2="9.745cm" svg:y2="4.048cm" draw:start-shape="id3" draw:start-glue-point="5" draw:end-shape="id5" draw:end-glue-point="0" svg:d="M5926-389c-751 0-627 1427 516 1943s3303 120 3303 2494" svg:viewBox="0 0 4292 4438">
          <text:p/>
        </draw:connector>
        <draw:custom-shape draw:style-name="gr10" draw:text-style-name="P1" xml:id="id8" draw:id="id8" draw:layer="layout" svg:width="4.699cm" svg:height="2.286cm" svg:x="7.477cm" svg:y="14.335cm">
          <text:p text:style-name="P1">ZMQ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9.787cm" svg:y1="12.865cm" svg:x2="9.827cm" svg:y2="14.335cm" draw:start-shape="id7" draw:start-glue-point="2" draw:end-shape="id8" draw:end-glue-point="4" svg:d="M9787 12865l40 1470" svg:viewBox="0 0 41 1471">
          <text:p/>
        </draw:connector>
        <draw:custom-shape draw:style-name="gr11" draw:text-style-name="P1" xml:id="id9" draw:id="id9" draw:layer="layout" svg:width="6.223cm" svg:height="3.048cm" svg:x="-1.159cm" svg:y="13.981cm">
          <text:p text:style-name="P1">Detroy NotifD fil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477cm" svg:y1="15.478cm" svg:x2="5.064cm" svg:y2="15.505cm" draw:start-shape="id8" draw:start-glue-point="5" draw:end-shape="id9" draw:end-glue-point="1" svg:d="M7477 15478l-2413 27" svg:viewBox="0 0 2414 28">
          <text:p/>
        </draw:connector>
        <draw:custom-shape draw:style-name="gr12" draw:text-style-name="P1" xml:id="id10" draw:id="id10" draw:layer="layout" svg:width="5.461cm" svg:height="1.651cm" svg:x="14.143cm" svg:y="14.689cm">
          <text:p text:style-name="P1">disconnect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176cm" svg:y1="15.478cm" svg:x2="14.143cm" svg:y2="15.515cm" draw:start-shape="id8" draw:start-glue-point="7" draw:end-shape="id10" draw:end-glue-point="6" svg:d="M12176 15478l1967 37" svg:viewBox="0 0 1968 38">
          <text:p/>
        </draw:connector>
        <draw:custom-shape draw:style-name="gr13" draw:text-style-name="P1" xml:id="id11" draw:id="id11" draw:layer="layout" svg:width="10.16cm" svg:height="2.286cm" svg:x="4.556cm" svg:y="19.542cm">
          <text:p text:style-name="P1">event_callback_map.erase(epos)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.952cm" svg:y1="17.029cm" svg:x2="9.636cm" svg:y2="19.542cm" draw:start-shape="id9" draw:start-glue-point="2" draw:end-shape="id11" draw:end-glue-point="0" svg:d="M1952 17029c0 1885 7684 629 7684 2513" svg:viewBox="0 0 7685 2514">
          <text:p/>
        </draw:connector>
        <draw:connector draw:style-name="gr4" draw:text-style-name="P1" draw:layer="layout" draw:type="curve" svg:x1="16.874cm" svg:y1="16.34cm" svg:x2="9.636cm" svg:y2="19.542cm" draw:start-shape="id10" draw:start-glue-point="8" draw:end-shape="id11" draw:end-glue-point="0" svg:d="M16874 16340c0 2401-7238 801-7238 3202" svg:viewBox="0 0 7239 3203">
          <text:p/>
        </draw:connector>
        <draw:custom-shape draw:style-name="gr14" draw:text-style-name="P1" xml:id="id12" draw:id="id12" draw:layer="layout" svg:width="9.525cm" svg:height="2.826cm" svg:x="4.837cm" svg:y="24.114cm">
          <text:p text:style-name="P1">Find EventCallbackStruct in map</text:p>
          <text:p text:style-name="P1">With the same event_channe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636cm" svg:y1="21.828cm" svg:x2="9.599cm" svg:y2="24.114cm" draw:start-shape="id11" draw:start-glue-point="2" draw:end-shape="id12" draw:end-glue-point="0" svg:d="M9636 21828l-37 2286" svg:viewBox="0 0 38 2287">
          <text:p/>
        </draw:connector>
        <draw:custom-shape draw:style-name="gr15" draw:text-style-name="P1" xml:id="id13" draw:id="id13" draw:layer="layout" svg:width="3.81cm" svg:height="2.286cm" svg:x="7.704cm" svg:y="27.797cm">
          <text:p text:style-name="P1">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9.599cm" svg:y1="26.94cm" svg:x2="9.609cm" svg:y2="27.797cm" draw:start-shape="id12" draw:start-glue-point="2" draw:end-shape="id13" draw:end-glue-point="4" svg:d="M9599 26940l10 857" svg:viewBox="0 0 11 858">
          <text:p/>
        </draw:connector>
        <draw:custom-shape draw:style-name="gr16" draw:text-style-name="P1" xml:id="id14" draw:id="id14" draw:layer="layout" svg:width="9.144cm" svg:height="2.413cm" svg:x="-3.445cm" svg:y="27.77cm">
          <text:p text:style-name="P1">For each EventChannelStruc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704cm" svg:y1="28.94cm" svg:x2="5.699cm" svg:y2="28.976cm" draw:start-shape="id13" draw:start-glue-point="5" draw:end-shape="id14" draw:end-glue-point="1" svg:d="M7704 28940l-2005 36" svg:viewBox="0 0 2006 37">
          <text:p/>
        </draw:connector>
        <draw:custom-shape draw:style-name="gr10" draw:text-style-name="P1" xml:id="id15" draw:id="id15" draw:layer="layout" svg:width="4.699cm" svg:height="2.286cm" svg:x="-1.213cm" svg:y="31.353cm">
          <text:p text:style-name="P1">ZMQ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6" draw:id="id16" draw:layer="layout" svg:width="6.223cm" svg:height="3.048cm" svg:x="-8.906cm" svg:y="30.972cm">
          <text:p text:style-name="P1">Detroy NotifD filt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" draw:id="id17" draw:layer="layout" svg:width="6.096cm" svg:height="1.651cm" svg:x="4.81cm" svg:y="31.707cm">
          <text:p text:style-name="P1">disconnect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127cm" svg:y1="30.183cm" svg:x2="1.137cm" svg:y2="31.353cm" draw:start-shape="id14" draw:start-glue-point="2" draw:end-shape="id15" draw:end-glue-point="4" svg:d="M1127 30183l10 1170" svg:viewBox="0 0 11 1171">
          <text:p/>
        </draw:connector>
        <draw:connector draw:style-name="gr4" draw:text-style-name="P1" draw:layer="layout" draw:type="line" svg:x1="-1.213cm" svg:y1="32.496cm" svg:x2="-2.683cm" svg:y2="32.496cm" draw:start-shape="id15" draw:start-glue-point="5" draw:end-shape="id16" draw:end-glue-point="1" svg:d="M-1213 32496h-1470" svg:viewBox="0 0 1471 1">
          <text:p/>
        </draw:connector>
        <draw:connector draw:style-name="gr4" draw:text-style-name="P1" draw:layer="layout" draw:type="line" svg:x1="3.486cm" svg:y1="32.496cm" svg:x2="4.81cm" svg:y2="32.533cm" draw:start-shape="id15" draw:start-glue-point="7" draw:end-shape="id17" draw:end-glue-point="6" svg:d="M3486 32496l1324 37" svg:viewBox="0 0 1325 38">
          <text:p/>
        </draw:connector>
        <draw:custom-shape draw:style-name="gr18" draw:text-style-name="P1" xml:id="id18" draw:id="id18" draw:layer="layout" svg:width="6.604cm" svg:height="2.159cm" svg:x="-2.226cm" svg:y="36.687cm">
          <text:p text:style-name="P1">Some cleanups:</text:p>
          <text:p text:style-name="P1">device_map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-5.795cm" svg:y1="34.02cm" svg:x2="1.076cm" svg:y2="36.687cm" draw:start-shape="id16" draw:start-glue-point="2" draw:end-shape="id18" svg:d="M-5795 34020c0 1999 6871 666 6871 2667" svg:viewBox="0 0 6872 2668">
          <text:p/>
        </draw:connector>
        <draw:connector draw:style-name="gr4" draw:text-style-name="P1" draw:layer="layout" draw:type="curve" svg:x1="7.858cm" svg:y1="33.358cm" svg:x2="1.076cm" svg:y2="36.687cm" draw:start-shape="id17" draw:start-glue-point="8" draw:end-shape="id18" draw:end-glue-point="0" svg:d="M7858 33358c0 2496-6782 832-6782 3329" svg:viewBox="0 0 6783 3330">
          <text:p/>
        </draw:connector>
        <draw:custom-shape draw:style-name="gr19" draw:text-style-name="P1" xml:id="id19" draw:id="id19" draw:layer="layout" svg:width="3.048cm" svg:height="1.651cm" svg:x="-0.424cm" svg:y="39.86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076cm" svg:y1="38.846cm" svg:x2="1.1cm" svg:y2="39.862cm" draw:start-shape="id18" draw:start-glue-point="2" draw:end-shape="id19" svg:d="M1076 38846l24 1016" svg:viewBox="0 0 25 1017">
          <text:p/>
        </draw:connector>
        <draw:custom-shape draw:style-name="gr18" draw:text-style-name="P1" draw:layer="layout" svg:width="6.604cm" svg:height="2.159cm" svg:x="-2.226cm" svg:y="36.687cm">
          <text:p text:style-name="P1">Some cleanups:</text:p>
          <text:p text:style-name="P1">device_map;</text:p>
          <draw:enhanced-geometry svg:viewBox="0 0 21600 21600" draw:type="rectangle" draw:enhanced-path="M 0 0 L 21600 0 21600 21600 0 21600 0 0 Z N"/>
        </draw:custom-shape>
        <draw:custom-shape draw:style-name="gr20" draw:text-style-name="P1" xml:id="id20" draw:id="id20" draw:layer="layout" svg:width="9.144cm" svg:height="2.27cm" svg:x="13.651cm" svg:y="27.786cm">
          <text:p text:style-name="P1">Look in event_not_connecte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514cm" svg:y1="28.94cm" svg:x2="13.651cm" svg:y2="28.921cm" draw:start-shape="id13" draw:start-glue-point="7" draw:end-shape="id20" svg:d="M11514 28940l2137-19" svg:viewBox="0 0 2138 20">
          <text:p/>
        </draw:connector>
        <draw:custom-shape draw:style-name="gr15" draw:text-style-name="P1" xml:id="id21" draw:id="id21" draw:layer="layout" svg:width="3.81cm" svg:height="2.286cm" svg:x="16.286cm" svg:y="31.353cm">
          <text:p text:style-name="P1">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8.223cm" svg:y1="30.056cm" svg:x2="18.191cm" svg:y2="31.353cm" draw:start-shape="id20" draw:start-glue-point="2" draw:end-shape="id21" draw:end-glue-point="4" svg:d="M18223 30056l-32 1297" svg:viewBox="0 0 33 1298">
          <text:p/>
        </draw:connector>
        <draw:custom-shape draw:style-name="gr21" draw:text-style-name="P1" xml:id="id22" draw:id="id22" draw:layer="layout" svg:width="3.175cm" svg:height="1.524cm" svg:x="12.23cm" svg:y="31.734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6.186cm" svg:y1="32.496cm" svg:x2="15.405cm" svg:y2="32.496cm" draw:end-shape="id22" draw:end-glue-point="10" svg:d="M16186 32496h-781" svg:viewBox="0 0 782 1">
          <text:p/>
        </draw:connector>
        <draw:custom-shape draw:style-name="gr19" draw:text-style-name="P1" xml:id="id23" draw:id="id23" draw:layer="layout" svg:width="3.048cm" svg:height="1.651cm" svg:x="21.193cm" svg:y="31.734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096cm" svg:y1="32.496cm" svg:x2="21.193cm" svg:y2="32.56cm" draw:start-shape="id21" draw:start-glue-point="7" draw:end-shape="id23" draw:end-glue-point="6" svg:d="M20096 32496l1097 64" svg:viewBox="0 0 1098 65">
          <text:p/>
        </draw:connector>
        <draw:custom-shape draw:style-name="gr22" draw:text-style-name="P1" draw:layer="layout" svg:width="4.826cm" svg:height="1.905cm" svg:x="26.908cm" svg:y="27.67cm">
          <text:p text:style-name="P1">Delete; erase</text:p>
          <draw:enhanced-geometry svg:viewBox="0 0 21600 21600" draw:text-areas="800 800 20800 20800" draw:type="round-rectangular-callout" draw:modifiers="-35158.7321317589 49047.6390346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" xml:id="id5" draw:id="id5" draw:layer="layout" svg:width="9.017cm" svg:height="1.27cm" svg:x="5.237cm" svg:y="4.048cm">
          <text:p text:style-name="P1">Acquire WriterLock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745cm" svg:y1="5.318cm" svg:x2="9.763cm" svg:y2="6.283cm" draw:start-shape="id5" draw:start-glue-point="2" draw:end-shape="id6" svg:d="M9745 5318l18 965" svg:viewBox="0 0 19 966">
          <text:p/>
        </draw:connector>
      </draw:page>
      <draw:page draw:name="page2" draw:style-name="dp1" draw:master-page-name="Default">
        <draw:custom-shape draw:style-name="gr24" draw:text-style-name="P1" xml:id="id24" draw:id="id24" draw:layer="layout" svg:width="5.207cm" svg:height="1.905cm" svg:x="7.35cm" svg:y="-12.081cm">
          <text:p text:style-name="P1">disconnect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5" draw:id="id25" draw:layer="layout" svg:width="10.541cm" svg:height="2.159cm" svg:x="4.737cm" svg:y="-8.398cm">
          <text:p text:style-name="P1">Create inproc socket command:</text:p>
          <text:p text:style-name="P1">ZMQ_DISCONNECT_EV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954cm" svg:y1="-10.176cm" svg:x2="10.007cm" svg:y2="-8.398cm" draw:start-shape="id24" draw:start-glue-point="8" draw:end-shape="id25" draw:end-glue-point="0" svg:d="M9954-10176l53 1778" svg:viewBox="0 0 54 1779">
          <text:p/>
        </draw:connector>
        <draw:custom-shape draw:style-name="gr26" draw:text-style-name="P1" xml:id="id28" draw:id="id28" draw:layer="layout" svg:width="15.367cm" svg:height="2.667cm" svg:x="-11.111cm" svg:y="-5.423cm">
          <text:p text:style-name="P1">event_sub_sock-&gt;</text:p>
          <text:p text:style-name="P1">setsockopt(ZMQ_UNSUBSCRIBE,event_name)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007cm" svg:y1="-6.239cm" svg:x2="10.054cm" svg:y2="-4.999cm" draw:start-shape="id25" draw:start-glue-point="2" draw:end-shape="id26" draw:end-glue-point="4" svg:d="M10007-6239l47 1240" svg:viewBox="0 0 48 1241">
          <text:p/>
        </draw:connector>
        <draw:custom-shape draw:style-name="gr27" draw:text-style-name="P1" draw:layer="layout" svg:width="6.096cm" svg:height="2.159cm" svg:x="19.415cm" svg:y="-11.319cm">
          <text:p text:style-name="P1">ZmqEventConsumer</text:p>
          <draw:enhanced-geometry svg:viewBox="0 0 21600 21600" draw:text-areas="800 800 20800 20800" draw:type="round-rectangular-callout" draw:modifiers="-15665.9340659341 366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xml:id="id26" draw:id="id26" draw:layer="layout" svg:width="5.461cm" svg:height="1.921cm" svg:x="7.323cm" svg:y="-4.999cm">
          <text:p text:style-name="P1">Mca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27" draw:id="id27" draw:layer="layout" svg:width="13.335cm" svg:height="2.794cm" svg:x="15.929cm" svg:y="-5.45cm">
          <text:p text:style-name="P1">delete pos-&gt;second;</text:p>
          <text:p text:style-name="P1">event_mcast.erase(pos);</text:p>
          <text:p text:style-name="P1">old_poll_nb--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784cm" svg:y1="-4.038cm" svg:x2="15.929cm" svg:y2="-4.053cm" draw:start-shape="id26" draw:start-glue-point="7" draw:end-shape="id27" draw:end-glue-point="3" svg:d="M12784-4038l3145-15" svg:viewBox="0 0 3146 16">
          <text:p/>
        </draw:connector>
        <draw:connector draw:style-name="gr4" draw:text-style-name="P1" draw:layer="layout" draw:type="line" svg:x1="7.323cm" svg:y1="-4.038cm" svg:x2="4.256cm" svg:y2="-4.09cm" draw:start-shape="id26" draw:start-glue-point="5" draw:end-shape="id28" draw:end-glue-point="1" svg:d="M7323-4038l-3067-52" svg:viewBox="0 0 3068 53">
          <text:p/>
        </draw:connector>
        <draw:custom-shape draw:style-name="gr30" draw:text-style-name="P1" xml:id="id29" draw:id="id29" draw:layer="layout" svg:width="14.859cm" svg:height="1.651cm" svg:x="-10.857cm" svg:y="-0.905cm">
          <text:p text:style-name="P1">Unsubscribe from every tango_host (if many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-3.428cm" svg:y1="-2.756cm" svg:x2="-3.428cm" svg:y2="-0.905cm" draw:start-shape="id28" draw:start-glue-point="2" draw:end-shape="id29" draw:end-glue-point="0" svg:d="M-3428-2756v1851" svg:viewBox="0 0 1 1852">
          <text:p/>
        </draw:connector>
        <draw:custom-shape draw:style-name="gr31" draw:text-style-name="P1" xml:id="id30" draw:id="id30" draw:layer="layout" svg:width="3.683cm" svg:height="1.524cm" svg:x="8.204cm" svg:y="3.92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-3.428cm" svg:y1="0.746cm" svg:x2="10.045cm" svg:y2="3.921cm" draw:start-shape="id29" draw:start-glue-point="2" draw:end-shape="id30" draw:end-glue-point="4" svg:d="M-3428 746c0 2380 13473 793 13473 3175" svg:viewBox="0 0 13474 3176">
          <text:p/>
        </draw:connector>
        <draw:connector draw:style-name="gr4" draw:text-style-name="P1" draw:layer="layout" draw:type="curve" svg:x1="22.596cm" svg:y1="-2.656cm" svg:x2="10.045cm" svg:y2="3.921cm" draw:start-shape="id27" draw:start-glue-point="2" draw:end-shape="id30" draw:end-glue-point="4" svg:d="M22596-2656c0 4933-12551 1645-12551 6577" svg:viewBox="0 0 12552 6578">
          <text:p/>
        </draw:connector>
        <draw:custom-shape draw:style-name="gr32" draw:text-style-name="P1" xml:id="id31" draw:id="id31" draw:layer="layout" svg:width="10.033cm" svg:height="1.778cm" svg:x="5.01cm" svg:y="7.45cm">
          <text:p text:style-name="P1">disconnect_event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32" draw:id="id32" draw:layer="layout" svg:width="10.541cm" svg:height="2.159cm" svg:x="4.737cm" svg:y="10.779cm">
          <text:p text:style-name="P1">Create inproc socket command:</text:p>
          <text:p text:style-name="P1">ZMQ_DISCONNECT_HEARTBEA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027cm" svg:y1="9.228cm" svg:x2="10.007cm" svg:y2="10.779cm" draw:start-shape="id31" draw:start-glue-point="8" draw:end-shape="id32" draw:end-glue-point="0" svg:d="M10027 9228l-20 1551" svg:viewBox="0 0 21 1552">
          <text:p/>
        </draw:connector>
        <draw:custom-shape draw:style-name="gr33" draw:text-style-name="P1" xml:id="id33" draw:id="id33" draw:layer="layout" svg:width="11.303cm" svg:height="2.794cm" svg:x="4.383cm" svg:y="14.77cm">
          <text:p text:style-name="P1">Same as disconnect_event, </text:p>
          <text:p text:style-name="P1">i.e. set socket op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007cm" svg:y1="12.938cm" svg:x2="10.034cm" svg:y2="14.77cm" draw:start-shape="id32" draw:start-glue-point="2" draw:end-shape="id33" draw:end-glue-point="0" svg:d="M10007 12938l27 1832" svg:viewBox="0 0 28 1833">
          <text:p/>
        </draw:connector>
        <draw:custom-shape draw:style-name="gr34" draw:text-style-name="P1" xml:id="id34" draw:id="id34" draw:layer="layout" svg:width="7.366cm" svg:height="3.175cm" svg:x="6.38cm" svg:y="19.061cm">
          <text:p text:style-name="P1">ZMQ has disconne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034cm" svg:y1="17.564cm" svg:x2="10.063cm" svg:y2="19.061cm" draw:start-shape="id33" draw:start-glue-point="2" draw:end-shape="id34" draw:end-glue-point="4" svg:d="M10034 17564l29 1497" svg:viewBox="0 0 30 1498">
          <text:p/>
        </draw:connector>
        <draw:custom-shape draw:style-name="gr35" draw:text-style-name="P1" xml:id="id35" draw:id="id35" draw:layer="layout" svg:width="6.604cm" svg:height="2.794cm" svg:x="16.24cm" svg:y="19.288cm">
          <text:p text:style-name="P1">Socket-&gt;disconnect(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746cm" svg:y1="20.649cm" svg:x2="16.24cm" svg:y2="20.685cm" draw:start-shape="id34" draw:start-glue-point="7" draw:end-shape="id35" svg:d="M13746 20649l2494 36" svg:viewBox="0 0 2495 37">
          <text:p/>
        </draw:connector>
        <draw:custom-shape draw:style-name="gr36" draw:text-style-name="P1" xml:id="id36" draw:id="id36" draw:layer="layout" svg:width="9.017cm" svg:height="2.921cm" svg:x="15.024cm" svg:y="23.606cm">
          <text:p text:style-name="P1">Loop through connected_pub</text:p>
          <text:p text:style-name="P1">Erase</text:p>
          <text:p text:style-name="P1">disconnec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42cm" svg:y1="22.082cm" svg:x2="19.532cm" svg:y2="23.606cm" draw:start-shape="id35" draw:start-glue-point="2" draw:end-shape="id36" svg:d="M19542 22082l-10 1524" svg:viewBox="0 0 11 1525">
          <text:p/>
        </draw:connector>
        <draw:custom-shape draw:style-name="gr37" draw:text-style-name="P1" xml:id="id37" draw:id="id37" draw:layer="layout" svg:width="3.556cm" svg:height="1.778cm" svg:x="8.193cm" svg:y="30.33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9.532cm" svg:y1="26.527cm" svg:x2="9.971cm" svg:y2="30.337cm" draw:start-shape="id36" draw:start-glue-point="2" draw:end-shape="id37" draw:end-glue-point="4" svg:d="M19532 26527c0 2857-9561 953-9561 3810" svg:viewBox="0 0 9562 3811">
          <text:p/>
        </draw:connector>
        <draw:connector draw:style-name="gr4" draw:text-style-name="P1" draw:layer="layout" draw:type="curve" draw:line-skew="-3.929cm" svg:x1="6.38cm" svg:y1="20.649cm" svg:x2="9.971cm" svg:y2="30.337cm" draw:start-shape="id34" draw:start-glue-point="5" draw:end-shape="id37" draw:end-glue-point="4" svg:d="M6380 20649c-6645 0-5538 2819-2979 3723s6570-110 6570 5965" svg:viewBox="0 0 8569 96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9-25T14:25:42.152404260</meta:creation-date>
    <dc:date>2018-09-25T15:35:50.664285459</dc:date>
    <dc:creator>Igor Khokhriakov</dc:creator>
    <meta:editing-duration>PT23M57S</meta:editing-duration>
    <meta:editing-cycles>2</meta:editing-cycles>
    <meta:generator>LibreOffice/4.3.3.2$Linux_X86_64 LibreOffice_project/430m0$Build-2</meta:generator>
    <meta:document-statistic meta:object-count="83"/>
  </office:meta>
</office:document-meta>
</file>